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D300002B1AA61C8341.svm"/>
  <manifest:file-entry manifest:media-type="" manifest:full-path="Pictures/20000007000031B7000026DD5EBCDC9A.svm"/>
  <manifest:file-entry manifest:media-type="" manifest:full-path="Pictures/2000000700005334000029589D51D41F.svm"/>
  <manifest:file-entry manifest:media-type="" manifest:full-path="Pictures/200000070000407F00003A17C5544086.svm"/>
  <manifest:file-entry manifest:media-type="" manifest:full-path="Pictures/20000007000033AE00002AE5BA2F117C.svm"/>
  <manifest:file-entry manifest:media-type="" manifest:full-path="Pictures/2000000700005334000028D4C7BEE57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14pt" style:text-underline-style="none" fo:font-weight="bold" style:font-size-asian="14pt" style:font-weight-asian="bold" style:font-size-complex="14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2">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meters and Results</text:p>
      <text:p text:style-name="P2"/>
      <text:p text:style-name="P2"/>
      <text:p text:style-name="P3">5.1: In this chapter</text:p>
      <text:p text:style-name="P4">Here I will begin by talking about the parameters of the simulation, and what changing them does to the evolutionary process and the game-play experience. The behaviour of the simulation is highly dependent on the parameters used, and will therefore serve as a valuable precursor to explaining the results of various tests that were run on the simulation. These test results will be presented briefly at the end of the chapter. Further discussion and evaluation will be seen in the next chapter.</text:p>
      <text:p text:style-name="P4"/>
      <text:p text:style-name="P4"/>
      <text:p text:style-name="P5">5.2 Fitness distribution</text:p>
      <text:p text:style-name="P4">To understand the effects of parameter changes, we must first understand a concept in genetic algorithms that we can call the fitness distribution.</text:p>
      <text:p text:style-name="P4"/>
      <text:p text:style-name="P6"><draw:frame draw:style-name="fr1" draw:name="graphics1" text:anchor-type="paragraph" svg:x="0.489cm" svg:y="0cm" svg:width="15.291cm" svg:height="7.504cm" draw:z-index="4"><draw:image xlink:href="Pictures/2000000700005334000028D4C7BEE575.svm" xlink:type="simple" xlink:show="embed" xlink:actuate="onLoad"/></draw:frame>Figure 5.1 (Image to illustrate how fitness may vary over the solution space)</text:p>
      <text:p text:style-name="P6"><draw:frame draw:style-name="fr1" draw:name="graphics2" text:anchor-type="paragraph" svg:x="0.885cm" svg:y="0.132cm" svg:width="15.231cm" svg:height="7.567cm" draw:z-index="5"><draw:image xlink:href="Pictures/2000000700005334000029589D51D41F.svm" xlink:type="simple" xlink:show="embed" xlink:actuate="onLoad"/></draw:frame><text:soft-page-break/>Figure 5.2 (Image to illustrate how fitness may vary over the solution space, to be contrasted with figure 5.1)</text:p>
      <text:p text:style-name="P4"/>
      <text:p text:style-name="P4">Figures 5.1 and 5.2 attempt to illustrate the idea of a fitness distribution. The x axis represents all possible solutions to the problem that the GA is trying to solve, and the y axis represents the fitness of those potential solutions. In figure 5.1 we have a problem that the GA can solve. Given any random solution in the space, the algorithm would be able to find the local optimum solution by exploiting that area of the solution space. Through mutation, the algorithm will explore far different areas of the solution space, which it can then also exploit, and eventually should find the sweet spot. i.e. the most efficient solution to the problem. </text:p>
      <text:p text:style-name="P4"/>
      <text:p text:style-name="P4">In comparison, given a solution space such as the one illustrated by figure 5.2, the GA may struggle to find the optimum solution, because the solution space has a vanishing sweet spot. Most of the solution space is very similar in fitness, meaning that offspring are likely to have similar fitness to their parents. This situation leaves little potential for exploitation of solutions, so in order for the GA to find the sweet spot, it must essentially randomly try different solutions until it finds something that is near perfect. This actually defeats the point of using a GA, because where there is no potential for exploitation of already explored areas of the solution space, the algorithm is similar to testing random solutions.</text:p>
      <text:p text:style-name="P4"/>
      <text:p text:style-name="P4">When assessing the effects of any parameter changes, it is useful to address what these changes are doing to the solution space. </text:p>
      <text:p text:style-name="P4"/>
      <text:p text:style-name="P4"/>
      <text:p text:style-name="P5">5.3 Physics parameters</text:p>
      <text:p text:style-name="P4">I will begin by discussing the effects of changing the physics parameters within the simulation. How this affects the evolution of the ships and, where relevant, how this affects the game-play.</text:p>
      <text:p text:style-name="P4"/>
      <text:p text:style-name="P4">The main parameters that I toyed with in modifying the physics of the simulation are:</text:p>
      <text:list xml:id="list6875925236517556439" text:style-name="L1">
        <text:list-item>
          <text:p text:style-name="P9">The engine power of the ships (A constant amount of force that <text:tab/><text:tab/><text:tab/>engines apply when they engage).</text:p>
        </text:list-item>
        <text:list-item>
          <text:p text:style-name="P9">The block mass (The constant mass that blocks and engines have)</text:p>
        </text:list-item>
        <text:list-item>
          <text:p text:style-name="P9">The block drag (The linear drag of a block)</text:p>
        </text:list-item>
        <text:list-item>
          <text:p text:style-name="P9">The block angular drag</text:p>
        </text:list-item>
      </text:list>
      <text:p text:style-name="P4"/>
      <text:p text:style-name="P4">As I discussed briefly in my implementation section, the engine power of the ships is a very volatile parameter. At low values, the engine power is not enough to quickly change the velocity of the ship, since engaged engines have little affect on the momentum of the ship, this tends to cause ships to drift off course too significantly to recover. However, above a certain level, engaged engines have too great an effect on the ships momentum, and it is likely that an engaged engine will cause the ship to <text:soft-page-break/>spin uncontrollably. If the engine power is too high or too low, it quickly becomes unlikely that the GA will find a good solution within a reasonable time frame. Making the engine power too high or low creates a vanishing sweet spot in the solution space because of the accuracy required for a solution to be good. Changing the mass of the blocks has the opposite effect of changing the engine power. Too low, and the ships easily spin out of control, too high and the ships easily drift off course.</text:p>
      <text:p text:style-name="P4"/>
      <text:p text:style-name="P4">In trying to increase the average speed of the ships (whilst maintaining a good solution space), I started by changing the engine power and block mass. After realising this had the above problems, I began to change the drag and angular drag to try and compensate for the loss of control. This works to a degree. In the extreme, very high linear and angular drag allow a ship to essentially act as if they have no momentum. As soon as an engine stops engaging, it stops having an affect on the ships velocity, or rotational velocity. Any level of drag above zero, gives the velocity of the ship a cap (given that engine power is constant.) When this terminal velocity is well set, it is easy for the GA to find solutions where the engines can control the ships velocity and angular velocity, without letting either get out of control. </text:p>
      <text:p text:style-name="P4"/>
      <text:p text:style-name="P4"/>
      <text:p text:style-name="P5">5.4 Chromosome parameters</text:p>
      <text:p text:style-name="P4">Some of the other parameters I experimented with are the limits of the values that are randomly generated for a newly created chromosome. Most interestingly, these include:</text:p>
      <text:list xml:id="list7933322006451381495" text:style-name="L2">
        <text:list-item>
          <text:list>
            <text:list-item>
              <text:p text:style-name="P10">The chance of a child node (the chance that a chromosome node will have a <text:tab/>child node in any of its four child node pointers.)</text:p>
            </text:list-item>
            <text:list-item>
              <text:p text:style-name="P10">The maximum ship depth (the maximum depth of the chromosome node <text:tab/>tree for any given ship.)</text:p>
            </text:list-item>
            <text:list-item>
              <text:p text:style-name="P10">The maximum child rotation (the maximum relative rotation that any child <text:tab/>node may have from it's parent.)</text:p>
            </text:list-item>
            <text:list-item>
              <text:p text:style-name="P10">Mutation probability (the probability that a ship chromosome from the <text:tab/>offspring pool will be mutated before it is initialized in the game world.)</text:p>
            </text:list-item>
          </text:list>
        </text:list-item>
      </text:list>
      <text:p text:style-name="P4"/>
      <text:p text:style-name="P4">The chance of a child node is a parameter that dictates how densely populated trees are. Notice that this probability has a close to exponential effect on the density of trees; the first node has four times the probability of having a single child, each of these children however has three times this probability again.</text:p>
      <text:p text:style-name="P4"/>
      <text:p text:style-name="P4">Too low of a value for this probability leads to large quantities of ships being created with only one node (the root node, which is always a block and never an engine.) This is to be avoided, because of the nature of tree crossover. Two single block ships being cross-bred will yield another single block ship. Essentially, too low values reduce the diversity of the gene pool, which increases the time it takes to find a good solution. </text:p>
      <text:p text:style-name="P4"/>
      <text:p text:style-name="P4"><text:soft-page-break/>Too large of a value leads to all ships taking a similar form. For example, if the value was one, all ships would look the same, except for where the engines are and when they engage. This would allow for some diversity in the gene pool, but less than if the value was lower. Also, in the fitness function we reward smaller chromosome trees (more specifically we reward chromosome's with less engines) because larger ships are often less efficient in their movement and more costly for the physics engine to evaluate each frame. </text:p>
      <text:p text:style-name="P4"/>
      <text:p text:style-name="P4">The effects of changing the maximum ship depth are relatively predictable. Too low, and the ships can not have enough complexity to be effective. Too high and you generate lots of redundant solutions by increasing the area of the solution space with poor fitness. My approach to tuning this was simply to run a simulation with a large maximum depth for a very long time and wait for the evolution to plateau (reach a point where the best fitness so far is barely changed from one generation to the next.) I did this several times and then looked at the depth of the best solutions tree's and set the maximum depth to a few points above this (to allow for more diversity in earlier generations.)</text:p>
      <text:p text:style-name="P4"/>
      <text:p text:style-name="P4">Changing the maximum child rotation appears to have the effect of broadening the solution space without necessarily changing its fitness distribution much. A broader solution space does not necessarily mean that the algorithm will take longer to find a good solution, because the algorithm capitalizes on the strengths of the best solution found so far (and therefore finds a local optimum in pretty consistent time given a constant fitness distribution.) However, a broader solution space does tend to mean that the algorithm takes slightly longer to find the optimum solution, simply because there is a larger area of solutions to explore. Finding the optimum solution is not necessarily the aim here. The algorithm should provide a good level of challenge to the player. In my experience with the game, it is most challenging when there is some diversity to the ships, because then the behaviour of the group is not entirely predictable and easy to avoid.</text:p>
      <text:p text:style-name="P4"/>
      <text:p text:style-name="P4">In the end the main deciding factor in my setting this value was the aesthetics of the ships. Large rotational values often yield very strange looking ships that can be difficult to understand by observation. I wanted the player to be able to see roughly how each ship is working and why it is working. I left the maximum rotation slightly above zero because I recognized certain elegant solutions that relied on slight rotations of engines in my testing.</text:p>
      <text:p text:style-name="P4"/>
      <text:p text:style-name="P4">The mutation probability is the value that dictates how much emphasis the GA should put on exploring other areas of the solution space, rather than exploiting the best areas found so far. This balance is extremely important in any GA. If the mutation probability is too high, then no evolution really takes place because too many of the ships are randomized each generation. If it is too low, then the algorithm will likely plateau on a sub-optimal solution. I left the mutation probability quite high in order to maintain diversity in the gene pool, and to account for the fact that I am only <text:soft-page-break/>mutating the nodes in the trees and not the tree structures themselves (as talked about in my implementation section.)</text:p>
      <text:p text:style-name="P4"/>
      <text:p text:style-name="P4"/>
      <text:p text:style-name="P5">5.5 Game parameters</text:p>
      <text:p text:style-name="P4">With regard to the actual game-play, there are several parameters I can change to alter the experience for the player(s). In evaluating the success of the algorithm when creating NPC's, it is important to understand what external factors can affect our judgement of whether the experience as a whole is “good,” and how this projects its self onto our judgement of whether the algorithm is “good.” Here I will cover what external parameters I perceive to be relevant and why. </text:p>
      <text:p text:style-name="P4"/>
      <text:p text:style-name="P4">The most obvious external parameter for me is what the player is tasked with doing when they are not actively trying to evade the ships. In this case the player is simply collecting orbs. Although in some ways this can be rewarding, this is not the most interesting task to be doing. As a game-play mechanic this makes the game less interesting to play, however, for the purposes of examining the NPC's, it is helpful that the challenge is consistent between generations because it removes any variance in difficulty that is not directly related to the evolution of the NPC's. </text:p>
      <text:p text:style-name="P4"/>
      <text:p text:style-name="P4">Another thing that affects a players experience of the game is how forgiving it is when you get caught by a ship. Two of the main parameters affecting this are the number of lives that the player(s) start with, and the amount of time that a player spends immune once they are hit (preventing further loss of lives for long enough for the player to move out of the way again.) Being experienced with the game, I find that I can generally last for no longer than about ten generations before losing all lives on single player mode. This means that these parameters are set up in such a way that I am not able to experience later generations of NPC's. The game-play at this point becomes extremely hard, as the NPC's accuracy begins to complement their speed advantage.</text:p>
      <text:p text:style-name="P4"/>
      <text:p text:style-name="P4">Probably the easiest way to change the difficulty of the game is to change the players speed. I set the speed quite low, so that the player takes a minimum amount of time to collect all the orbs that is long enough for the ships to reach the arena, and so that the ships have a speed advantage over the player. The game becomes trivial when the player is given too much speed, and impossible when they are given too little speed. One of the problems with this is that the evolution of the ships is unpredictable; sometimes very fast ships evolve, and sometimes slower ships evolve. The GA is not perfect in that it does not always arrive at the same (best) solution, which makes it very difficult to gauge where any constant variables like the player speed should lie.</text:p>
      <text:p text:style-name="P4"/>
      <text:p text:style-name="P4"/>
      <text:p text:style-name="P5">5.6 Testing</text:p>
      <text:p text:style-name="P5"><text:span text:style-name="T1">With the parameters at their final values I conducted a series of tests on the </text:span><text:span text:style-name="T1">simulation. These tests were designed to demonstrate the results of the behaviour of </text:span><text:soft-page-break/><text:span text:style-name="T1">the simulation that was developed. The tests talked about here all used the pathway test (talked about in implementation) as a testing environment. Here I will talk about the results of these tests.</text:span></text:p>
      <text:p text:style-name="P4"/>
      <text:p text:style-name="P4">The first test I conducted was to run the simulation 100 times, giving each simulation 20 generations, with 15 seconds per generation. The minimum time that any ship was able to complete the path test in was 10.4 seconds. This means that the minimum break a player gets during the game, after collecting all orbs in the arena and before more ships enter the arena, is roughly 10 seconds. The path taken by the fastest ships is not the most efficient path, the ships do not slow down into corners and accelerate out of them purely because of the way that the engine's are designed; they do not take corners into account or plan ahead in any way.</text:p>
      <text:p text:style-name="P4"/>
      <text:p text:style-name="P4">The next test I ran was to run the simulation 100 times, giving each generation 11 seconds (close to the minimum time required to complete the path.) I found that the minimum number of generations taken for a ship to reach the end of the path within it's lifetime was 6 generations. The maximum number of generations taken was over 100 (which suggests that the GA converged on a sub-optimal solution.) This is an important finding because it shows just how severely different the outcome of each simulation can be, and how unreliable the GA can be at finding a good solution, and the time frame it takes to do so.</text:p>
      <text:p text:style-name="P4"/>
      <text:p text:style-name="P4">Over 100 simulations, taking the ship of best fitness from each simulation, given 50 generations with a time frame of 20 seconds per generation, the following solutions had been evolved:</text:p>
      <text:p text:style-name="P4"/>
      <text:p text:style-name="P6"><draw:frame draw:style-name="fr2" draw:name="graphics3" text:anchor-type="paragraph" svg:width="7.772cm" svg:height="6.075cm" draw:z-index="0"><draw:image xlink:href="Pictures/20000007000031B7000026DD5EBCDC9A.svm" xlink:type="simple" xlink:show="embed" xlink:actuate="onLoad"/></draw:frame>Figure 5.3 (Image showing the largest ship of best fitness to evolve during testing)</text:p>
      <text:p text:style-name="P6"/>
      <text:p text:style-name="P6"><draw:frame draw:style-name="fr1" draw:name="graphics5" text:anchor-type="paragraph" svg:x="3.263cm" svg:y="0.367cm" svg:width="8.28cm" svg:height="6.872cm" draw:z-index="2"><draw:image xlink:href="Pictures/20000007000033AE00002AE5BA2F117C.svm" xlink:type="simple" xlink:show="embed" xlink:actuate="onLoad"/></draw:frame><text:soft-page-break/>Figure 5.4 (Image showing the smallest ship of best fitness to evolve during testing)</text:p>
      <text:p text:style-name="P6"/>
      <text:p text:style-name="P6"><draw:frame draw:style-name="fr1" draw:name="graphics4" text:anchor-type="paragraph" svg:x="3.283cm" svg:y="0.182cm" svg:width="8.373cm" svg:height="7.542cm" draw:z-index="1"><draw:image xlink:href="Pictures/200000070000407F00003A17C5544086.svm" xlink:type="simple" xlink:show="embed" xlink:actuate="onLoad"/></draw:frame>Figure 5.5 (Image showing the fastest ship of best fitness to evolve during testing)</text:p>
      <text:p text:style-name="P4"/>
      <text:p text:style-name="P6"><draw:frame draw:style-name="fr1" draw:name="graphics6" text:anchor-type="paragraph" svg:x="3.948cm" svg:y="0.15cm" svg:width="7.375cm" svg:height="7.253cm" draw:z-index="3"><draw:image xlink:href="Pictures/2000000700002BD300002B1AA61C8341.svm" xlink:type="simple" xlink:show="embed" xlink:actuate="onLoad"/></draw:frame>Figure 5.6 (Image showing a typical spinning ship)</text:p>
      <text:p text:style-name="P4"><text:soft-page-break/></text:p>
      <text:p text:style-name="P4">In figure 5.3 we can see the largest ship to evolve. Though it has a large engine to block ratio, it is in fact not the fastest. The engines engaged at odd times causing the ship to oscillate across the path of best fit. Obviously this is an in-efficient design and demonstrates the importance of the bloat multiplier in the fitness function. Without taking into account bloat, plenty of in-efficient solutions can be generated because large amounts of engine power can overcome poor accuracy of the behaviour of the engine's themselves. </text:p>
      <text:p text:style-name="P4"/>
      <text:p text:style-name="P4">Figure 5.4 shows the smallest ship. In contrast with the largest ship, we can see it has a slightly lower engine to block ratio, yet it is in fact a faster ship. Smaller ships, like this one, are some of the most elegant solutions because the accuracy of the engines has to be just right for them to be stable at all. </text:p>
      <text:p text:style-name="P4"/>
      <text:p text:style-name="P4">Figure 5.5 shows the fastest ship to be generated. This ship has quite a high engine to block ratio, much like the others, yet it is not this that makes it faster. This ship is the fastest because all of the engines work in harmony very well. Any fast ship tends to have engines that are placed along the centre of the ships gravity that engage when the ship is facing its target in order to propel the ship in the right direction. They then have others that are off the centre that engage when the ship is facing away from its target to rotate it. The fastest ships are ships that are completely stable and able to re-orientate themselves (without gaining too much angular momentum and spinning out of control) given any rotational offset. What makes this ship so fast is that many of its engines can be used for both the purpose of re-orientating the ship, and propelling it in the right direction, because the ship is well balanced when all engines are engaged. </text:p>
      <text:p text:style-name="P4"/>
      <text:p text:style-name="P4">Figure 5.6 shows a typical spinning ship. There are many variations of spinning ships that can arise (even with the angular velocity being punished by the fitness function.) Many of these variations are larger, but this particular variation seems to occur most frequently, perhaps because it is so simple and can score quite a high fitness. Not all ships in the solution space have the same likelihood of being created by the crossover function; some are more likely, because there are more ways to make them and they can be made from more different types of parents. This particular chromosome can be created from almost any pair of parents, the only requirement is that one of them has an engine block as an extremity to their chromosome tree somewhere. The reason why this ship is able to gain quite a high fitness is that it has very few engines and therefore can score very low in the bloat area of the fitness function. The ship works because the engine propels the ship whenever it is facing its target. This propulsion has a large effect on the momentum of the ship, because it is so small, and causes the ship to gain enough angular momentum that it would spin 360 degrees without the engine being engaged again. As the ship turns, eventually it will face its target again, and the cycle continues. As has been mentioned, the spinning ship is a very in-efficient solution to the path test problem, because only a small percentage of it's lifetime is spent actually being propelled towards its target. Spinning ships are such a large problem because there seem to be much larger areas of the solution space that <text:soft-page-break/>describe ships that are not stable (i.e. ships that spin) than there are areas describing stable ships, therefore they arise more ofte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4T15:35:40.87</meta:creation-date>
    <dc:date>2015-04-25T22:03:38.81</dc:date>
    <dc:creator>Sam Amantea-Collins</dc:creator>
    <meta:editing-duration>P1DT5H27M46S</meta:editing-duration>
    <meta:editing-cycles>76</meta:editing-cycles>
    <meta:generator>OpenOffice/4.0.0$Win32 OpenOffice.org_project/400m3$Build-9702</meta:generator>
    <meta:document-statistic meta:table-count="0" meta:image-count="6" meta:object-count="0" meta:page-count="9" meta:paragraph-count="50" meta:word-count="3123" meta:character-count="17864"/>
  </office:meta>
</office:document-meta>
</file>